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s #2</text:p>
      <text:p text:style-name="Standard"/>
      <text:p text:style-name="Standard">Enumerated list:</text:p>
      <text:list text:style-name="L1">
        <text:list-item>
          <text:p text:style-name="P1">Item 1</text:p>
        </text:list-item>
        <text:list-item>
          <text:p text:style-name="P1">Item 2</text:p>
        </text:list-item>
      </text:list>
      <text:p text:style-name="Standard">Bullet list:</text:p>
      <text:list text:style-name="L2">
        <text:list-item>
          <text:p text:style-name="P2">Bullet 1</text:p>
        </text:list-item>
        <text:list-item>
          <text:p text:style-name="P2">Bullet 2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codeblock" style:family="paragraph" style:parent-style-name="rststyle-bodyindent" style:class="text">
      <style:paragraph-properties fo:margin-top="0cm" fo:margin-bottom="0cm" fo:background-color="#e6e6ff">
        <style:background-image/>
      </style:paragraph-properties>
      <style:text-properties style:font-name="Courier 10 Pitch" fo:font-size="10pt"/>
    </style:style>
    <style:style style:name="rststyle-blockindent" style:family="paragraph"/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dkuhlman</meta:initial-creator>
    <meta:creation-date>2006-08-15T13:56:07</meta:creation-date>
    <dc:creator>dkuhlman</dc:creator>
    <dc:date>2006-08-16T11:45:35</dc:date>
    <dc:language>en-US</dc:language>
    <meta:editing-cycles>10</meta:editing-cycles>
    <meta:editing-duration>PT52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65"/>
  </office:meta>
</office:document-meta>
</file>